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table:align="margins"/>
    </style:style>
    <style:style style:name="table_5f_destinataires.A" style:display-name="table_destinataires.A" style:family="table-column">
      <style:table-column-properties style:column-width="2.427cm" style:rel-column-width="9359*"/>
    </style:style>
    <style:style style:name="table_5f_destinataires.C" style:display-name="table_destinataires.C" style:family="table-column">
      <style:table-column-properties style:column-width="2.429cm" style:rel-column-width="9366*"/>
    </style:style>
    <style:style style:name="table_5f_destinataires.F" style:display-name="table_destinataires.F" style:family="table-column">
      <style:table-column-properties style:column-width="2.431cm" style:rel-column-width="9367*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G1" style:display-name="table_destinataires.G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G2" style:display-name="table_destinataires.G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503cm"/>
    </style:style>
    <style:style style:name="Tableau1.B" style:family="table-column">
      <style:table-column-properties style:column-width="6.085cm"/>
    </style:style>
    <style:style style:name="Tableau1.C" style:family="table-column">
      <style:table-column-properties style:column-width="5.424cm"/>
    </style:style>
    <style:style style:name="Tableau1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au1.C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au1.2" style:family="table-row">
      <style:table-row-properties style:min-row-height="0.725cm"/>
    </style:style>
    <style:style style:name="Tableau1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au1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au1.C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text-properties style:font-name="Lato" officeooo:rsid="002bb42f" officeooo:paragraph-rsid="002d58a2"/>
    </style:style>
    <style:style style:name="P4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d58a2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1pt" fo:font-weight="bold" officeooo:rsid="0022aff0" officeooo:paragraph-rsid="0022aff0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ato" fo:font-size="11pt" fo:font-weight="bold" officeooo:rsid="0031efa6" officeooo:paragraph-rsid="002d58a2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bcc74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Lato" officeooo:rsid="002018f3" officeooo:paragraph-rsid="002018f3"/>
    </style:style>
    <style:style style:name="P11" style:family="paragraph" style:parent-style-name="Standard">
      <style:text-properties style:font-name="Lato" fo:font-size="16pt" fo:font-weight="bold" officeooo:rsid="00218d20" officeooo:paragraph-rsid="002d6bb6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Lato" fo:font-size="15pt" fo:font-weight="bold" officeooo:rsid="0031efa6" officeooo:paragraph-rsid="002e9080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Lato" officeooo:rsid="002bb42f" officeooo:paragraph-rsid="002e9080"/>
    </style:style>
    <style:style style:name="P14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e9080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ato" fo:font-size="11pt" fo:font-weight="bold" officeooo:rsid="00330d12" officeooo:paragraph-rsid="002e9080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ato" fo:font-size="11pt" fo:font-weight="bold" officeooo:rsid="0031efa6" officeooo:paragraph-rsid="002e9080" style:font-size-asian="11pt" style:font-weight-asian="bold" style:font-size-complex="11pt" style:font-weight-complex="bold"/>
    </style:style>
    <style:style style:name="T1" style:family="text">
      <style:text-properties officeooo:rsid="00328231"/>
    </style:style>
    <style:style style:name="T2" style:family="text">
      <style:text-properties officeooo:rsid="00330d12"/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" text:name="titre_document"/>
        <text:user-field-decl office:value-type="string" office:string-value="" text:name="empreinte_document"/>
        <text:user-field-decl office:value-type="string" office:string-value="" text:name="champ_document"/>
      </text:user-field-decls>
      <text:p text:style-name="P11">Accusé de n<text:span text:style-name="T1">otification</text:span> de mail sécurisé</text:p>
      <text:p text:style-name="P9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10">Dernière mise à jour : <text:user-field-get style:data-style-name="N10071" text:name="date">30/12/1899 00:00:00</text:user-field-get></text:p>
      <text:p text:style-name="P10"/>
      <text:p text:style-name="P12">Documents envoyés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Champ</text:p>
          </table:table-cell>
          <table:table-cell table:style-name="Tableau1.A1" office:value-type="string">
            <text:p text:style-name="P16">Titre</text:p>
          </table:table-cell>
          <table:table-cell table:style-name="Tableau1.C1" office:value-type="string">
            <text:p text:style-name="P16">Empreinte</text:p>
          </table:table-cell>
        </table:table-row>
        <table:table-row table:style-name="Tableau1.2">
          <table:table-cell table:style-name="Tableau1.A2" office:value-type="string">
            <text:p text:style-name="P16"><text:user-field-get text:name="champ_document"/></text:p>
          </table:table-cell>
          <table:table-cell table:style-name="Tableau1.B2" office:value-type="string">
            <text:p text:style-name="P14"><text:user-field-get text:name="titre_document"/><text:user-field-get text:name="titre_document"/></text:p>
          </table:table-cell>
          <table:table-cell table:style-name="Tableau1.C2" office:value-type="string">
            <text:p text:style-name="P14"><text:user-field-get text:name="empreinte_document"/></text:p>
          </table:table-cell>
        </table:table-row>
      </table:table>
      <text:p text:style-name="P12"/>
      <text:p text:style-name="P12"><text:span text:style-name="T2">Destinataires</text:span></text:p>
      <text:p text:style-name="P12"/>
      <table:table table:name="table_destinataires" table:style-name="table_5f_destinataires">
        <table:table-column table:style-name="table_5f_destinataires.A" table:number-columns-repeated="2"/>
        <table:table-column table:style-name="table_5f_destinataires.C"/>
        <table:table-column table:style-name="table_5f_destinataires.A" table:number-columns-repeated="2"/>
        <table:table-column table:style-name="table_5f_destinataires.F"/>
        <table:table-column table:style-name="table_5f_destinataires.C"/>
        <table:table-row>
          <table:table-cell table:style-name="table_5f_destinataires.A1" office:value-type="string">
            <text:p text:style-name="P6">Email</text:p>
          </table:table-cell>
          <table:table-cell table:style-name="table_5f_destinataires.A1" office:value-type="string">
            <text:p text:style-name="P6">Type</text:p>
          </table:table-cell>
          <table:table-cell table:style-name="table_5f_destinataires.A1" office:value-type="string">
            <text:p text:style-name="P6">Date d’envoi</text:p>
          </table:table-cell>
          <table:table-cell table:style-name="table_5f_destinataires.A1" office:value-type="string">
            <text:p text:style-name="P6">Dernier envoi</text:p>
          </table:table-cell>
          <table:table-cell table:style-name="table_5f_destinataires.A1" office:value-type="string">
            <text:p text:style-name="P6">Nombre d’envois</text:p>
          </table:table-cell>
          <table:table-cell table:style-name="table_5f_destinataires.A1" office:value-type="string">
            <text:p text:style-name="P6">Lecture</text:p>
          </table:table-cell>
          <table:table-cell table:style-name="table_5f_destinataires.G1" office:value-type="string">
            <text:p text:style-name="P7">Réponse</text:p>
          </table:table-cell>
        </table:table-row>
        <table:table-row>
          <table:table-cell table:style-name="table_5f_destinataires.A2" office:value-type="string">
            <text:p text:style-name="P4"><text:user-field-get text:name="email"/></text:p>
          </table:table-cell>
          <table:table-cell table:style-name="table_5f_destinataires.B2" office:value-type="string">
            <text:p text:style-name="P4"><text:user-field-get text:name="type"/></text:p>
          </table:table-cell>
          <table:table-cell table:style-name="table_5f_destinataires.C2" office:value-type="string">
            <text:p text:style-name="P4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4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4"><text:user-field-get text:name="nombre_envois"/></text:p>
          </table:table-cell>
          <table:table-cell table:style-name="table_5f_destinataires.F2" office:value-type="string">
            <text:p text:style-name="P4"><text:user-field-get text:name="lecture"/></text:p>
          </table:table-cell>
          <table:table-cell table:style-name="table_5f_destinataires.G2" office:value-type="string">
            <text:p text:style-name="P4"><text:user-field-get style:data-style-name="N10071" text:name="date_reponse">30/12/1899 00:00:00</text:user-field-get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2-26T10:30:01.488719557</dc:date>
    <meta:editing-duration>PT1H12M45S</meta:editing-duration>
    <meta:editing-cycles>12</meta:editing-cycles>
    <meta:generator>LibreOffice/7.3.7.2$Linux_X86_64 LibreOffice_project/30$Build-2</meta:generator>
    <meta:document-statistic meta:table-count="2" meta:image-count="0" meta:object-count="0" meta:page-count="1" meta:paragraph-count="25" meta:word-count="40" meta:character-count="280" meta:non-whitespace-character-count="258"/>
  </office:meta>
</office:document-meta>
</file>